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style:font-name="Arial" fo:font-size="9pt" style:font-size-asian="9pt" style:font-size-complex="9pt"/>
    </style:style>
    <style:style style:name="P3" style:family="paragraph" style:parent-style-name="Standard">
      <style:paragraph-properties fo:text-align="justify" style:justify-single-word="false"/>
      <style:text-properties style:font-name="Arial" fo:font-size="9pt" style:font-size-asian="9pt" style:font-size-complex="9pt"/>
    </style:style>
    <style:style style:name="P4" style:family="paragraph" style:parent-style-name="Standard">
      <style:paragraph-properties fo:text-align="justify" style:justify-single-word="false"/>
      <style:text-properties style:font-name="Arial" fo:font-size="7pt" fo:font-weight="normal" style:font-size-asian="7pt" style:font-weight-asian="normal" style:font-size-complex="7pt" style:font-weight-complex="normal"/>
    </style:style>
    <style:style style:name="P5" style:family="paragraph" style:parent-style-name="Standard">
      <style:text-properties style:use-window-font-color="true" style:font-name="Arial" fo:font-size="9pt" style:font-name-asian="SimSun" style:font-size-asian="9pt" style:font-name-complex="Mangal" style:font-size-complex="9pt"/>
    </style:style>
    <style:style style:name="P6" style:family="paragraph" style:parent-style-name="Standard">
      <style:text-properties style:use-window-font-color="true" style:font-name="Arial" fo:font-size="9pt" style:font-size-asian="9pt" style:font-size-complex="9pt"/>
    </style:style>
    <style:style style:name="P7" style:family="paragraph" style:parent-style-name="Standard">
      <style:text-properties fo:color="#000080" style:font-name="Arial" fo:font-size="9pt" style:font-name-asian="SimSun" style:font-size-asian="9pt" style:font-name-complex="Mangal" style:font-size-complex="9pt"/>
    </style:style>
    <style:style style:name="P8" style:family="paragraph" style:parent-style-name="Standard">
      <style:paragraph-properties fo:text-align="center" style:justify-single-word="false" fo:background-color="#ccffff" fo:padding="0.049cm" fo:border-left="none" fo:border-right="none" fo:border-top="0.99pt solid #000000" fo:border-bottom="0.99pt solid #000000" style:shadow="none">
        <style:background-image/>
      </style:paragraph-properties>
      <style:text-properties style:font-name="Arial" fo:font-weight="bold" style:font-weight-asian="bold" style:font-weight-complex="bold"/>
    </style:style>
    <style:style style:name="P9" style:family="paragraph" style:parent-style-name="Standard" style:list-style-name="L1">
      <style:text-properties style:font-name="Arial" fo:font-size="8pt" style:font-size-asian="8pt" style:font-size-complex="8pt"/>
    </style:style>
    <style:style style:name="P10" style:family="paragraph" style:parent-style-name="Standard" style:list-style-name="L2">
      <style:text-properties style:font-name="Arial" fo:font-size="8pt" style:font-size-asian="8pt" style:font-size-complex="8pt"/>
    </style:style>
    <style:style style:name="P11" style:family="paragraph" style:parent-style-name="Standard" style:list-style-name="L3">
      <style:paragraph-properties fo:text-align="start" style:justify-single-word="false"/>
      <style:text-properties style:font-name="Arial" fo:font-size="9pt" style:font-size-asian="9pt" style:font-size-complex="9pt"/>
    </style:style>
    <style:style style:name="P12" style:family="paragraph" style:parent-style-name="Standard">
      <style:paragraph-properties fo:text-align="justify" style:justify-single-word="false"/>
      <style:text-properties style:font-name="Arial" fo:font-size="10pt" style:font-size-asian="10pt" style:font-size-complex="10pt"/>
    </style:style>
    <style:style style:name="P13" style:family="paragraph" style:parent-style-name="Heading_20_4">
      <style:text-properties fo:color="#000080"/>
    </style:style>
    <style:style style:name="P14" style:family="paragraph" style:parent-style-name="Heading_20_4">
      <style:paragraph-properties fo:margin-top="0.423cm" fo:margin-bottom="0.212cm" style:contextual-spacing="false" fo:keep-with-next="always"/>
      <style:text-properties fo:color="#000080" style:font-name="Arial" style:font-name-asian="SimSun" style:font-name-complex="Mangal"/>
    </style:style>
    <style:style style:name="P15" style:family="paragraph" style:parent-style-name="Heading_20_4">
      <style:paragraph-properties fo:margin-top="0.423cm" fo:margin-bottom="0.212cm" style:contextual-spacing="false" fo:keep-with-next="always"/>
      <style:text-properties style:font-name="Arial" fo:font-size="10pt" style:font-name-asian="SimSun" style:font-size-asian="10pt" style:font-name-complex="Mangal" style:font-size-complex="10pt"/>
    </style:style>
    <style:style style:name="T1" style:family="text">
      <style:text-properties fo:font-size="9pt" style:font-size-asian="9pt" style:font-size-complex="9pt"/>
    </style:style>
    <style:style style:name="T2" style:family="text">
      <style:text-properties fo:font-size="9pt" officeooo:rsid="001f618a" style:font-size-asian="9pt" style:font-size-complex="9pt"/>
    </style:style>
    <style:style style:name="T3" style:family="text">
      <style:text-properties style:font-name="Arial" fo:font-size="10pt" style:font-size-asian="10pt" style:font-size-complex="10pt"/>
    </style:style>
    <style:style style:name="Sect1" style:family="section">
      <style:section-properties text:dont-balance-text-columns="false" style:editable="false">
        <style:columns fo:column-count="2" fo:column-gap="0.198cm">
          <style:column-sep style:width="0.035cm" style:color="#000000" style:height="100%" style:style="solid"/>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SV Driver for OpenJUMP</text:p>
      <text:p text:style-name="P1"/>
      <table:table table:name="Tableau1" table:style-name="Tableau1">
        <table:table-column table:style-name="Tableau1.A"/>
        <table:table-row>
          <table:table-cell table:style-name="Tableau1.A1" office:value-type="string">
            <text:p text:style-name="P12">Since version 1.6, OpenJUMP PLUS is bundled with a new CSV Driver which replaces the old txt-driver. CSV driver 0.9 is the 3rd major revision of this new driver and makes it possible to read csv files included in a compressed archive (read-only). It is available on <text:a xlink:type="simple" xlink:href="http://sourceforge.net/projects/jump-pilot/">Jump-Pilot-Project</text:a> and on <text:a xlink:type="simple" xlink:href="http://geo.michaelm.free.fr/">http://geo.michaelm.free.fr/</text:a></text:p>
            <text:p text:style-name="P3"/>
            <text:section text:style-name="Sect1" text:name="Section1">
              <text:h text:style-name="P13" text:outline-level="4">CSV file readers</text:h>
              <text:p text:style-name="P2">The new CSV driver has been written in a very flexible way.</text:p>
              <text:p text:style-name="P2">It is made of one main class representing a CSVFile with all needed parameters, and several implementations serving different purpose :</text:p>
              <text:list xml:id="list5410662778848676718" text:style-name="L1">
                <text:list-item>
                  <text:p text:style-name="P9">CSV (auto) : an implementation which will ask no question to the user, but guess the csv file structure. The easiest way which will work in 90% cases.</text:p>
                </text:list-item>
                <text:list-item>
                  <text:p text:style-name="P9">CSV (set options) : as opposed to CSV (auto), this one will ask the user all the parameters to use to parse the file correctly. Less user friendly than the previous one but more precise and more flexible.</text:p>
                </text:list-item>
                <text:list-item>
                  <text:p text:style-name="P9">CSVTFile : use the csvt format defined by OGR toolbox to know how to parse the csv file [TO BE DONE]</text:p>
                </text:list-item>
              </text:list>
              <text:h text:style-name="P14" text:outline-level="4">CSV (auto)</text:h>
              <text:p text:style-name="P2">See documentation about CSV (auto).</text:p>
              <text:list xml:id="list5428929650569186228" text:style-name="L2">
                <text:list-header>
                  <text:p text:style-name="P10"/>
                </text:list-header>
              </text:list>
              <text:h text:style-name="P14" text:outline-level="4">CSV (set options)</text:h>
              <text:p text:style-name="P5">This driver let the user set the following options to read its character delimite file.</text:p>
              <text:h text:style-name="P15" text:outline-level="4">Encoding</text:h>
              <text:p text:style-name="P5">Choose the charset used by the file to be imported</text:p>
              <text:h text:style-name="P15" text:outline-level="4">Comment line</text:h>
              <text:p text:style-name="P5">Choose a pattern which will be used to recognize comment lines (Currently, it is not possible to enter a user-defined pattern).</text:p>
              <text:h text:style-name="P15" text:outline-level="4">Field separator</text:h>
              <text:p text:style-name="P5">Choose a separator among "Tabulation", "Comma", "Semi-column", "Pipe", "Whitespace".</text:p>
              <text:h text:style-name="P15" text:outline-level="4">Header line</text:h>
              <text:p text:style-name="P5">Set if the file includes a header line containing column names.</text:p>
              <text:h text:style-name="P15" text:outline-level="4">Data type line</text:h>
              <text:p text:style-name="P5">Set if the header line is followed by a data type line giving data type of each column.</text:p>
              <text:h text:style-name="P15" text:outline-level="4">Column containing X</text:h>
              <text:p text:style-name="P5">Enter the 1-based column number containing the X coordinate (or easting). Entering '-' (after 16) means that the csv file contains no geometry. In this case, features will be imported with an empty GeometryCollection.</text:p>
              <text:h text:style-name="P15" text:outline-level="4">Column containing Y</text:h>
              <text:p text:style-name="P5">Enter the 1-based column number containing the Y coordinate (or northing). Entering '-' (after 16) means that the csv file contains no geometry. In this case, features will be imported with an empty GeometryCollection.</text:p>
              <text:h text:style-name="P15" text:outline-level="4">Column containing Z</text:h>
              <text:p text:style-name="P5">Enter the 1-based column number containing the Z coordinate or "-" if there is no z coordinate. </text:p>
              <text:p text:style-name="P7"/>
              <text:h text:style-name="P14" text:outline-level="4">CSV File Writer</text:h>
              <text:p text:style-name="P2">The CSV Writer has only three options. It will always write a header line.</text:p>
              <text:h text:style-name="P15" text:outline-level="4">Character delimiter</text:h>
              <text:p text:style-name="P6">Choose a separator among "Tabulation", "Comma", "Semi-column", "Pipe", "Whitespace".</text:p>
              <text:h text:style-name="P15" text:outline-level="4">Data type line</text:h>
              <text:p text:style-name="P6">Choose if you want to preserve data types by writing a line contaning data types after the header line.</text:p>
              <text:h text:style-name="P15" text:outline-level="4">Choose attribute</text:h>
              <text:p text:style-name="P6">An option which will let the user choose attribute to export.</text:p>
              <text:p text:style-name="P6">He will be able to add a X, Y and Z column to the original schema, and if the geometry attribute is selected, it will be exported as WKT. </text:p>
              <text:p text:style-name="P2"/>
              <text:list xml:id="list4791875481490976083" text:style-name="L3">
                <text:list-header>
                  <text:p text:style-name="P11"/>
                </text:list-header>
              </text:list>
              <text:p text:style-name="P2"/>
              <text:p text:style-name="P4"/>
            </text:section>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9-23T07:59:24.57</meta:creation-date>
    <dc:date>2014-05-14T22:45:20.49</dc:date>
    <dc:creator>Michaël Michaud</dc:creator>
    <meta:editing-duration>P3DT3H50M31S</meta:editing-duration>
    <meta:editing-cycles>39</meta:editing-cycles>
    <meta:generator>LibreOffice/4.0.2.2$Windows_x86 LibreOffice_project/4c82dcdd6efcd48b1d8bba66bfe1989deee49c3</meta:generator>
    <meta:document-statistic meta:table-count="1" meta:image-count="0" meta:object-count="0" meta:page-count="1" meta:paragraph-count="39" meta:word-count="473" meta:character-count="2744" meta:non-whitespace-character-count="2311"/>
  </office:meta>
</office:document-meta>
</file>